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font-weight="bold" officeooo:paragraph-rsid="001e95bf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1f3bae" officeooo:paragraph-rsid="001f3bae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1f3bae" officeooo:paragraph-rsid="0028dfbb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250e7e" officeooo:paragraph-rsid="00250e7e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0.5pt" fo:font-weight="bold" officeooo:paragraph-rsid="001e95bf" style:font-size-asian="9.14999961853027pt" style:font-weight-asian="bold" style:font-size-complex="10.5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0.5pt" fo:font-weight="bold" officeooo:rsid="001e95bf" officeooo:paragraph-rsid="001e95bf" style:font-size-asian="9.14999961853027pt" style:font-weight-asian="bold" style:font-size-complex="10.5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1pt" fo:font-weight="normal" officeooo:rsid="001e95bf" officeooo:paragraph-rsid="001e95bf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1pt" fo:font-weight="normal" officeooo:rsid="001e95bf" officeooo:paragraph-rsid="00250e7e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1f3bae" officeooo:paragraph-rsid="002cc997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paragraph-rsid="002cc997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289cbe" officeooo:paragraph-rsid="002cc997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2ad406" officeooo:paragraph-rsid="002ad406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2f3687" officeooo:paragraph-rsid="002f3687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2f3687" officeooo:paragraph-rsid="0030e38f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2f3687" officeooo:paragraph-rsid="0032bf72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2f3687" officeooo:paragraph-rsid="00358282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2f3687" officeooo:paragraph-rsid="00358786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2f3687" officeooo:paragraph-rsid="00366a5e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306daa" officeooo:paragraph-rsid="00306daa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30e38f" officeooo:paragraph-rsid="0030e38f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30e38f" officeooo:paragraph-rsid="0032bf72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30e38f" officeooo:paragraph-rsid="0034ba25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30e38f" officeooo:paragraph-rsid="00358786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30e38f" officeooo:paragraph-rsid="00366a5e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358786" officeooo:paragraph-rsid="00358786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2f3687"/>
    </style:style>
    <style:style style:name="P2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f3687" officeooo:paragraph-rsid="002f3687"/>
    </style:style>
    <style:style style:name="T1" style:family="text">
      <style:text-properties style:font-name="serif" fo:font-size="11pt" style:font-size-asian="11pt" style:font-size-complex="11pt"/>
    </style:style>
    <style:style style:name="T2" style:family="text">
      <style:text-properties style:font-name="serif" fo:font-size="11pt" officeooo:rsid="001e95bf" style:font-size-asian="11pt" style:font-size-complex="11pt"/>
    </style:style>
    <style:style style:name="T3" style:family="text">
      <style:text-properties style:font-name="serif" fo:font-size="11pt" officeooo:rsid="002f3687" style:font-size-asian="11pt" style:font-size-complex="11pt"/>
    </style:style>
    <style:style style:name="T4" style:family="text">
      <style:text-properties style:font-name="serif" fo:font-size="11pt" fo:font-weight="normal" officeooo:rsid="002f3687" style:font-size-asian="11pt" style:font-weight-asian="normal" style:font-size-complex="11pt" style:font-weight-complex="normal"/>
    </style:style>
    <style:style style:name="T5" style:family="text">
      <style:text-properties style:font-name="serif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serif" fo:font-size="11pt" fo:font-weight="bold" officeooo:rsid="002f3687" style:font-size-asian="11pt" style:font-weight-asian="bold" style:font-size-complex="11pt" style:font-weight-complex="bold"/>
    </style:style>
    <style:style style:name="T7" style:family="text">
      <style:text-properties style:font-name="serif" fo:font-size="10.5pt" style:font-size-asian="9.14999961853027pt" style:font-size-complex="10.5pt"/>
    </style:style>
    <style:style style:name="T8" style:family="text">
      <style:text-properties style:font-name="serif" fo:font-size="10.5pt" officeooo:rsid="002f3687" style:font-size-asian="9.14999961853027pt" style:font-size-complex="10.5pt"/>
    </style:style>
    <style:style style:name="T9" style:family="text">
      <style:text-properties style:font-name="serif" fo:font-size="10.5pt" officeooo:rsid="0032bf72" style:font-size-asian="9.14999961853027pt" style:font-size-complex="10.5pt"/>
    </style:style>
    <style:style style:name="T10" style:family="text">
      <style:text-properties style:font-name="serif" fo:font-size="10.5pt" officeooo:rsid="00358786" style:font-size-asian="9.14999961853027pt" style:font-size-complex="10.5pt"/>
    </style:style>
    <style:style style:name="T11" style:family="text">
      <style:text-properties style:font-name="serif" fo:font-size="10.5pt" fo:font-weight="normal" style:font-size-asian="9.14999961853027pt" style:font-weight-asian="normal" style:font-size-complex="10.5pt" style:font-weight-complex="normal"/>
    </style:style>
    <style:style style:name="T12" style:family="text">
      <style:text-properties style:font-name="serif" fo:font-size="10.5pt" fo:font-weight="normal" officeooo:rsid="001e95bf" style:font-size-asian="9.14999961853027pt" style:font-weight-asian="normal" style:font-size-complex="10.5pt" style:font-weight-complex="normal"/>
    </style:style>
    <style:style style:name="T13" style:family="text">
      <style:text-properties style:font-name="serif" fo:font-size="10.5pt" fo:font-weight="normal" officeooo:rsid="002f3687" style:font-size-asian="9.14999961853027pt" style:font-weight-asian="normal" style:font-size-complex="10.5pt" style:font-weight-complex="normal"/>
    </style:style>
    <style:style style:name="T14" style:family="text">
      <style:text-properties style:font-name="serif" fo:font-size="10.5pt" fo:font-weight="normal" officeooo:rsid="0032bf72" style:font-size-asian="9.14999961853027pt" style:font-weight-asian="normal" style:font-size-complex="10.5pt" style:font-weight-complex="normal"/>
    </style:style>
    <style:style style:name="T15" style:family="text">
      <style:text-properties style:font-name="serif" fo:font-size="10.5pt" fo:font-weight="normal" officeooo:rsid="0034ba25" style:font-size-asian="9.14999961853027pt" style:font-weight-asian="normal" style:font-size-complex="10.5pt" style:font-weight-complex="normal"/>
    </style:style>
    <style:style style:name="T16" style:family="text">
      <style:text-properties style:font-name="serif" fo:font-size="10.5pt" fo:font-weight="normal" officeooo:rsid="00358786" style:font-size-asian="9.14999961853027pt" style:font-weight-asian="normal" style:font-size-complex="10.5pt" style:font-weight-complex="normal"/>
    </style:style>
    <style:style style:name="T17" style:family="text">
      <style:text-properties style:font-name="serif" fo:font-size="10.5pt" style:text-underline-style="solid" style:text-underline-width="auto" style:text-underline-color="font-color" style:font-size-asian="9.14999961853027pt" style:font-size-complex="10.5pt"/>
    </style:style>
    <style:style style:name="T18" style:family="text">
      <style:text-properties style:font-name="serif" fo:font-size="10.5pt" style:text-underline-style="solid" style:text-underline-width="auto" style:text-underline-color="font-color" officeooo:rsid="001e95bf" style:font-size-asian="9.14999961853027pt" style:font-size-complex="10.5pt"/>
    </style:style>
    <style:style style:name="T19" style:family="text">
      <style:text-properties style:font-name="serif" fo:font-size="10.5pt" style:text-underline-style="solid" style:text-underline-width="auto" style:text-underline-color="font-color" officeooo:rsid="002f3687" style:font-size-asian="9.14999961853027pt" style:font-size-complex="10.5pt"/>
    </style:style>
    <style:style style:name="T20" style:family="text">
      <style:text-properties style:font-name="serif" fo:font-size="10.5pt" style:text-underline-style="solid" style:text-underline-width="auto" style:text-underline-color="font-color" officeooo:rsid="00358786" style:font-size-asian="9.14999961853027pt" style:font-size-complex="10.5pt"/>
    </style:style>
    <style:style style:name="T21" style:family="text">
      <style:text-properties style:font-name="serif" fo:font-size="10.5pt" style:text-underline-style="solid" style:text-underline-width="auto" style:text-underline-color="font-color" officeooo:rsid="00366a5e" style:font-size-asian="9.14999961853027pt" style:font-size-complex="10.5pt"/>
    </style:style>
    <style:style style:name="T22" style:family="text">
      <style:text-properties style:font-name="serif" fo:font-size="10.5pt" style:text-underline-style="solid" style:text-underline-width="auto" style:text-underline-color="font-color" fo:font-weight="normal" style:font-size-asian="9.14999961853027pt" style:font-weight-asian="normal" style:font-size-complex="10.5pt" style:font-weight-complex="normal"/>
    </style:style>
    <style:style style:name="T23" style:family="text">
      <style:text-properties style:font-name="serif" fo:font-size="10.5pt" style:text-underline-style="solid" style:text-underline-width="auto" style:text-underline-color="font-color" fo:font-weight="normal" officeooo:rsid="001e95bf" style:font-size-asian="9.14999961853027pt" style:font-weight-asian="normal" style:font-size-complex="10.5pt" style:font-weight-complex="normal"/>
    </style:style>
    <style:style style:name="T24" style:family="text">
      <style:text-properties style:font-name="serif" fo:font-size="10.5pt" style:text-underline-style="solid" style:text-underline-width="auto" style:text-underline-color="font-color" fo:font-weight="normal" officeooo:rsid="002f3687" style:font-size-asian="9.14999961853027pt" style:font-weight-asian="normal" style:font-size-complex="10.5pt" style:font-weight-complex="normal"/>
    </style:style>
    <style:style style:name="T25" style:family="text">
      <style:text-properties style:font-name="serif" fo:font-size="10.5pt" style:text-underline-style="none" fo:font-weight="normal" style:font-size-asian="9.14999961853027pt" style:font-weight-asian="normal" style:font-size-complex="10.5pt" style:font-weight-complex="normal"/>
    </style:style>
    <style:style style:name="T26" style:family="text">
      <style:text-properties style:font-name="serif" fo:font-size="10.5pt" style:text-underline-style="none" fo:font-weight="normal" officeooo:rsid="001e95bf" style:font-size-asian="9.14999961853027pt" style:font-weight-asian="normal" style:font-size-complex="10.5pt" style:font-weight-complex="normal"/>
    </style:style>
    <style:style style:name="T27" style:family="text">
      <style:text-properties style:font-name="serif" fo:font-size="10.5pt" style:text-underline-style="none" fo:font-weight="normal" officeooo:rsid="00358786" style:font-size-asian="9.14999961853027pt" style:font-weight-asian="normal" style:font-size-complex="10.5pt" style:font-weight-complex="normal"/>
    </style:style>
    <style:style style:name="T28" style:family="text">
      <style:text-properties style:font-name="serif" fo:font-size="10.5pt" style:text-underline-style="none" fo:font-weight="normal" officeooo:rsid="00366a5e" style:font-size-asian="9.14999961853027pt" style:font-weight-asian="normal" style:font-size-complex="10.5pt" style:font-weight-complex="normal"/>
    </style:style>
    <style:style style:name="T29" style:family="text">
      <style:text-properties style:font-name="serif" fo:font-size="10.5pt" style:text-underline-style="none" style:font-size-asian="9.14999961853027pt" style:font-size-complex="10.5pt"/>
    </style:style>
    <style:style style:name="T30" style:family="text">
      <style:text-properties style:font-name="serif" fo:font-size="10.5pt" style:text-underline-style="none" officeooo:rsid="001e95bf" style:font-size-asian="9.14999961853027pt" style:font-size-complex="10.5pt"/>
    </style:style>
    <style:style style:name="T31" style:family="text">
      <style:text-properties style:font-name="serif" fo:font-size="10.5pt" style:text-underline-style="none" officeooo:rsid="002f3687" style:font-size-asian="9.14999961853027pt" style:font-size-complex="10.5pt"/>
    </style:style>
    <style:style style:name="T32" style:family="text">
      <style:text-properties style:font-name="serif" fo:font-size="10.5pt" style:text-underline-style="none" officeooo:rsid="00366a5e" style:font-size-asian="9.14999961853027pt" style:font-size-complex="10.5pt"/>
    </style:style>
    <style:style style:name="T33" style:family="text">
      <style:text-properties officeooo:rsid="001e95bf"/>
    </style:style>
    <style:style style:name="T3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3">1. </text:span><text:span text:style-name="T1">Queremos almacenar la información relativa a las residencias escolares que están en las diversas universidades, asi como las estancias de los estudiantes. De cada universidad tendremos un codigo y nombre y en una universidad pueden haber varias residencias, una residencia pertenecerá a una sola universidad, de las residencias tendremos el codigo, nombre, importe mensual a pagar, si tiene comedor o no. Es importante saber cada residencia a que universidad pertenece.</text:span></text:p>
      <text:p text:style-name="P5"/>
      <text:p text:style-name="P6">1FN</text:p>
      <text:p text:style-name="P10"><text:span text:style-name="T18">codResidencia</text:span><text:span text:style-name="T26">, codUniversidad</text:span><text:span text:style-name="T12">, nombreUniversidad, nombreResidencia, importeMensual, tieneComedor</text:span></text:p>
      <text:p text:style-name="P7"/>
      <text:p text:style-name="P2"><text:span text:style-name="T2">2</text:span><text:span text:style-name="T1">FN</text:span></text:p>
      <text:p text:style-name="P11"><text:span text:style-name="T18">codResidencia</text:span><text:span text:style-name="T26">, codUniversidad, nombreUniversidad, nombreResidencia, importeMensual, tieneComedor</text:span></text:p>
      <text:p text:style-name="P8"/>
      <text:p text:style-name="P4"><text:span text:style-name="T2">3</text:span><text:span text:style-name="T1">FN</text:span></text:p>
      <text:p text:style-name="P9"><text:span text:style-name="T18">codResidencia</text:span><text:span text:style-name="T26">, codUniversidad</text:span><text:span text:style-name="T12">, nombreResidencia, importeMensual, tieneComedor</text:span></text:p>
      <text:p text:style-name="P3"><text:span text:style-name="T12"/></text:p>
      <text:p text:style-name="P12"><text:span text:style-name="T18">c</text:span><text:span text:style-name="T17">odUniversidad</text:span><text:span text:style-name="T11">, nombreUniversidad</text:span></text:p>
      <text:p text:style-name="P12"><text:span text:style-name="T11"/></text:p>
      <text:p text:style-name="P12"><text:span text:style-name="T11"/></text:p>
      <text:p text:style-name="P26">2.<text:span text:style-name="T4"> </text:span><text:span text:style-name="T6">De los estudiantes tenemos el codigo, nombre, dni y la provincia a la que pertenece. Un estudiante pertenecerá a una sola provincia y en una provincia hay muchos estudiantes.</text:span></text:p>
      <text:p text:style-name="P26"><text:span text:style-name="T6"/></text:p>
      <text:p text:style-name="P27"><text:span text:style-name="T5">1FN</text:span></text:p>
      <text:p text:style-name="P13"><text:span text:style-name="T18">codResidencia</text:span><text:span text:style-name="T26">, codUniversidad</text:span><text:span text:style-name="T12">, nombreUniversidad, nombreResidencia, importeMensual, tieneComedor, </text:span><text:span text:style-name="T17">codEstudiante</text:span><text:span text:style-name="T11">, nombreEstudiante, dni, codProvincia, nombreProvincia </text:span></text:p>
      <text:p text:style-name="P13"><text:span text:style-name="T11"/></text:p>
      <text:p text:style-name="P19"><text:span text:style-name="T7">2FN</text:span></text:p>
      <text:p text:style-name="P14"><text:span text:style-name="T18">codResidencia</text:span><text:span text:style-name="T26">, </text:span><text:span text:style-name="T17">codEstudiante</text:span></text:p>
      <text:p text:style-name="P14"><text:span text:style-name="T11"/></text:p>
      <text:p text:style-name="P20"><text:span text:style-name="T17">codEstudiante</text:span><text:span text:style-name="T11">, <text:s/></text:span><text:span text:style-name="T13">nombreEstudiante, dni, codProvincia, nombreProvincia</text:span></text:p>
      <text:p text:style-name="P20"><text:span text:style-name="T13"/></text:p>
      <text:p text:style-name="P15"><text:span text:style-name="T18">codResidencia</text:span><text:span text:style-name="T26">, codUniversidad</text:span><text:span text:style-name="T12">, nombreUniversidad, nombreResidencia, importeMensual, tieneComedor</text:span></text:p>
      <text:p text:style-name="P15"><text:span text:style-name="T12"/></text:p>
      <text:p text:style-name="P15"><text:span text:style-name="T9">3FN</text:span><text:span text:style-name="T12"> </text:span></text:p>
      <text:p text:style-name="P15"><text:span text:style-name="T18">codResidencia</text:span><text:span text:style-name="T26">, </text:span><text:span text:style-name="T17">codEstudiante</text:span></text:p>
      <text:p text:style-name="P15"><text:span text:style-name="T11"/></text:p>
      <text:p text:style-name="P21"><text:span text:style-name="T17">codEstudiante</text:span><text:span text:style-name="T11">, <text:s/></text:span><text:span text:style-name="T13">nombreEstudiante, dni, </text:span><text:span text:style-name="T15">codProvincia</text:span></text:p>
      <text:p text:style-name="P21"><text:span text:style-name="T13"/></text:p>
      <text:p text:style-name="P15"><text:span text:style-name="T18">codResidencia</text:span><text:span text:style-name="T26">, codUniversidad</text:span><text:span text:style-name="T12">, nombreResidencia, importeMensual, tieneComedor</text:span></text:p>
      <text:p text:style-name="P15"><text:span text:style-name="T12"/></text:p>
      <text:p text:style-name="P16"><text:span text:style-name="T18">codUniversidad</text:span><text:span text:style-name="T12">, nombreUniversidad</text:span></text:p>
      <text:p text:style-name="P15"><text:span text:style-name="T12"/></text:p>
      <text:p text:style-name="P22"><text:span text:style-name="T19">codProvincia</text:span><text:span text:style-name="T13">, nombreProvincia</text:span></text:p>
      <text:p text:style-name="P22"><text:span text:style-name="T13"/></text:p>
      <text:p text:style-name="P23"><text:span text:style-name="T16"/></text:p>
      <text:p text:style-name="P23"><text:span text:style-name="T10">3</text:span><text:span text:style-name="T8">.</text:span><text:span text:style-name="T3"> También queremos almacenar las estancias de los estudiantes en cada una de las residencias escolares guardando la fechadeinicio, la de fin y el precio que paga mensual. Un estudiante podrá estar en diversas residencias pero en fechas diferentes y una residencia acogerá a muchos estudiantes.</text:span></text:p>
      <text:p text:style-name="P23"><text:span text:style-name="T3"/></text:p>
      <text:p text:style-name="P25"><text:span text:style-name="T3">1</text:span><text:span text:style-name="T1">FN</text:span></text:p>
      <text:p text:style-name="P17"><text:span text:style-name="T18">codResidencia</text:span><text:span text:style-name="T26">, codUniversidad</text:span><text:span text:style-name="T12">, nombreUniversidad, nombreResidencia, importeMensual, tieneComedor, </text:span><text:span text:style-name="T17">codEstudiante</text:span><text:span text:style-name="T11">, nombreEstudiante, dni, codProvincia, nombreProvincia, </text:span><text:span text:style-name="T20">fechaInicio</text:span><text:span text:style-name="T16">, fechaFin, precioMensual</text:span></text:p>
      <text:p text:style-name="P17"><text:span text:style-name="T16"/></text:p>
      <text:p text:style-name="P25"><text:span text:style-name="T7">2FN</text:span></text:p>
      <text:p text:style-name="P17"><text:span text:style-name="T18">codResidencia</text:span><text:span text:style-name="T26">, </text:span><text:span text:style-name="T17">codEstudiante</text:span><text:span text:style-name="T25">, </text:span><text:span text:style-name="T20">fechaInicio</text:span><text:span text:style-name="T27">, fechaFin, precioMensual</text:span></text:p>
      <text:p text:style-name="P17"><text:span text:style-name="T11"/></text:p>
      <text:p text:style-name="P23"><text:span text:style-name="T17">codEstudiante</text:span><text:span text:style-name="T11">, <text:s/></text:span><text:span text:style-name="T13">nombreEstudiante, dni, codProvincia, nombreProvincia</text:span></text:p>
      <text:p text:style-name="P23"><text:span text:style-name="T13"/></text:p>
      <text:p text:style-name="P17"><text:span text:style-name="T18">codResidencia</text:span><text:span text:style-name="T26">, codUniversidad</text:span><text:span text:style-name="T12">, nombreUniversidad, nombreResidencia, importeMensual, tieneComedor</text:span></text:p>
      <text:p text:style-name="P17"><text:span text:style-name="T12"/></text:p>
      <text:p text:style-name="P18"><text:soft-page-break/><text:span text:style-name="T9">3FN</text:span><text:span text:style-name="T12"> </text:span></text:p>
      <text:p text:style-name="P18"><text:span text:style-name="T18">codResidencia</text:span><text:span text:style-name="T26">, </text:span><text:span text:style-name="T17">codEstudiante</text:span><text:span text:style-name="T25">, </text:span><text:span text:style-name="T21">fechaInicio</text:span><text:span text:style-name="T28">, fechaFin, precioMensual</text:span></text:p>
      <text:p text:style-name="P18"><text:span text:style-name="T11"/></text:p>
      <text:p text:style-name="P24"><text:span text:style-name="T17">codEstudiante</text:span><text:span text:style-name="T11">, <text:s/></text:span><text:span text:style-name="T13">nombreEstudiante, dni, </text:span><text:span text:style-name="T15">codProvincia</text:span></text:p>
      <text:p text:style-name="P24"><text:span text:style-name="T13"/></text:p>
      <text:p text:style-name="P18"><text:span text:style-name="T18">codResidencia</text:span><text:span text:style-name="T26">, codUniversidad</text:span><text:span text:style-name="T12">, nombreResidencia, importeMensual, tieneComedor</text:span></text:p>
      <text:p text:style-name="P18"><text:span text:style-name="T12"/></text:p>
      <text:p text:style-name="P18"><text:span text:style-name="T18">codUniversidad</text:span><text:span text:style-name="T12">, nombreUniversidad</text:span></text:p>
      <text:p text:style-name="P18"><text:span text:style-name="T12"/></text:p>
      <text:p text:style-name="P24"><text:span text:style-name="T19">codProvincia</text:span><text:span text:style-name="T13">, nombreProvinc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02:06.412000000</meta:creation-date>
    <dc:date>2020-02-03T12:59:14.334000000</dc:date>
    <meta:editing-duration>PT59M42S</meta:editing-duration>
    <meta:editing-cycles>25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34" meta:word-count="262" meta:character-count="2539" meta:non-whitespace-character-count="2304"/>
  </office:meta>
</office:document-meta>
</file>